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fo:font-style="italic" style:font-name-asian="Times New Roman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1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21" style:family="table-cell" style:parent-style-name="Defaul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1" style:family="table-cell" style:parent-style-name="Default">
      <style:text-properties style:font-name="Times New Roman1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3" style:family="table-cell" style:parent-style-name="Default">
      <style:text-properties style:font-name="Times New Roman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1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style:font-style-complex="normal" style:font-style-asian="normal" fo:font-style="normal"/>
    </style:style>
    <style:style style:name="T3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name-asian="Times New Roman" style:font-name-complex="Times New Roman" style:font-size-asian="12pt" style:font-size-complex="12pt"/>
    </style:style>
    <style:style style:name="T7" style:family="text">
      <style:text-properties style:font-name="Times New Roman1" fo:font-size="12pt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Times New Roman1" fo:font-size="12pt" style:font-size-asian="12pt" style:font-size-complex="12pt"/>
    </style:style>
    <style:style style:name="T11" style:family="text">
      <style:text-properties style:font-name="Times New Roman1" fo:font-size="12pt" style:font-size-asian="12pt" style:font-size-complex="12pt" fo:font-weight="normal" style:font-weight-asian="normal" style:font-weight-complex="normal"/>
    </style:style>
    <style:style style:name="T12" style:family="text">
      <style:text-properties style:font-name="Times New Roman1" fo:font-size="12pt" style:font-size-asian="12pt" style:font-size-complex="12pt" fo:font-weight="bold" style:font-weight-asian="bold" style:font-weight-complex="bold"/>
    </style:style>
    <style:style style:name="T13" style:family="text">
      <style:text-properties style:font-name="Times New Roman1" fo:font-size="12pt" fo:font-weight="bold" style:font-size-asian="12pt" style:font-size-complex="12pt" style:font-weight-asian="bold" style:font-weight-complex="bold"/>
    </style:style>
    <style:style style:name="T14" style:family="text">
      <style:text-properties fo:font-weight="bold" style:font-weight-asian="bold" style:font-weight-complex="bold" style:font-name="Times New Roman"/>
    </style:style>
    <style:style style:name="T15" style:family="text">
      <style:text-properties style:font-name="Times New Roman"/>
    </style:style>
    <style:style style:name="T16" style:family="text">
      <style:text-properties style:font-name="Times New Roman1" fo:font-size="12pt" fo:font-style="italic" style:font-size-asian="12pt" style:font-size-complex="12pt" style:font-style-asian="italic" style:font-style-complex="italic"/>
    </style:style>
    <style:style style:name="T17" style:family="text">
      <style:text-properties style:font-name="Times New Roman1" fo:font-size="12pt" fo:font-style="italic" style:font-size-asian="12pt" style:font-size-complex="12pt" style:font-style-asian="italic" style:font-style-complex="italic" fo:font-weight="bold" style:font-name-asian="Times New Roman" style:font-name-complex="Times New Roman" style:font-weight-asian="bold" style:font-weight-complex="bold"/>
    </style:style>
    <style:style style:name="T18" style:family="text">
      <style:text-properties style:font-name="Times New Roman1" fo:font-size="12pt" fo:font-style="italic" style:font-size-asian="12pt" style:font-size-complex="12pt" style:font-style-asian="italic" style:font-style-complex="italic" style:font-name-asian="Times New Roman" style:font-name-complex="Times New Roman"/>
    </style:style>
    <style:style style:name="T19" style:family="text">
      <style:text-properties style:font-name="Times New Roman" fo:font-weight="bold" style:font-weight-asian="bold" style:font-weight-complex="bold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style:font-name-asian="Times New Roman" style:font-name-complex="Times New Roman" fo:font-weight="bold" style:font-weight-asian="bold" style:font-weight-complex="bold"/>
    </style:style>
    <style:style style:name="T22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/>
    </style:style>
    <style:style style:name="T23" style:family="text">
      <style:text-properties style:font-name="Times New Roman1" fo:font-size="12pt" fo:font-style="italic" style:font-name-asian="Times New Roman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Times New Roman1" fo:font-size="12pt" style:font-size-asian="12pt" style:font-size-complex="12pt" style:font-name-complex="Times New Roman1"/>
    </style:style>
    <style:style style:name="T26" style:family="text">
      <style:text-properties style:font-name="Times New Roman1" fo:font-size="12pt" style:font-size-asian="12pt" style:font-size-complex="12pt" style:font-name-complex="Times New Roman"/>
    </style:style>
    <style:style style:name="T27" style:family="text">
      <style:text-properties style:font-name="Times New Roman1" fo:font-size="12pt" style:font-size-asian="12pt" style:font-size-complex="12pt" style:font-name-complex="Times New Roman1" fo:font-style="italic" style:font-style-complex="italic"/>
    </style:style>
    <style:style style:name="T28" style:family="text">
      <style:text-properties style:font-name="Times New Roman1" fo:font-size="12pt" style:font-size-asian="12pt" style:font-size-complex="12pt" style:font-name-complex="Times New Roman1" fo:font-style="normal" style:font-style-complex="normal"/>
    </style:style>
    <style:style style:name="T29" style:family="text">
      <style:text-properties style:font-name="Times New Roman1" fo:font-size="12pt" style:font-name-complex="Times New Roman1" style:font-size-asian="12pt" style:font-size-complex="12pt"/>
    </style:style>
    <style:style style:name="T30" style:family="text">
      <style:text-properties style:font-name="Times New Roman1" fo:font-size="12pt" style:font-size-asian="12pt" style:font-size-complex="12pt" fo:font-style="normal" style:font-style-complex="normal"/>
    </style:style>
    <style:style style:name="T31" style:family="text">
      <style:text-properties style:font-name="Times New Roman1" fo:font-size="12pt" style:font-size-asian="12pt" style:font-size-complex="12pt" fo:font-style="italic" style:font-style-complex="italic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style:font-size-asian="12pt" style:font-size-complex="12pt" fo:font-style="italic" style:font-style-complex="italic"/>
    </style:style>
    <style:style style:name="T34" style:family="text">
      <style:text-properties style:font-name="Times New Roman" style:font-name-asian="Times New Roman" style:font-name-complex="Times New Roman"/>
    </style:style>
    <style:style style:name="T35" style:family="text">
      <style:text-properties style:font-name-complex="Times New Roman1"/>
    </style:style>
    <style:style style:name="T36" style:family="text">
      <style:text-properties style:font-name-complex="Times New Roman"/>
    </style:style>
    <style:style style:name="T37" style:family="text">
      <style:text-properties style:font-name-complex="Times New Roman1" fo:font-style="italic" style:font-style-complex="italic"/>
    </style:style>
    <style:style style:name="T38" style:family="text">
      <style:text-properties style:font-name-complex="Times New Roman1" fo:font-style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16374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1">cerucu sanctu eta sancta custiaj ta çuri aita goardaetaco erreguela tercera Sãt Frãciscuarẽ ordeacoa penitenciacoa ayta sanctu Nicolao laugarrenarẽ </text:span><text:span text:style-name="T3">emona</text:span><text:span text:style-name="T4"> eta </text:span><text:span text:style-name="T3">otorgadua</text:span><text:span text:style-name="T4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2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">Voto eguitẽdot</text:span><text:span text:style-name="T2"> […] </text:span><text:span text:style-name="T1">cerucu sanctu eta sancta custiaj ta çuri aita goardaetaco erreguela tercera Sãt Frãciscuarẽ ordeacoa penitenciacoa ayta sanctu Nicolao laugarrenarẽ emona eta otorgadua, eta ayta sãtu sist lau garrenarẽ </text:span><text:span text:style-name="T3">aprovadua</text:span><text:span text:style-name="T4"> ta </text:span><text:span text:style-name="T3">cõfirmadua</text:span><text:span text:style-name="T4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24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Hanbat gende dacuscula hunec <text:span text:style-name="T5">enganaturic</text:span></text:p>
          </table:table-cell>
          <table:table-cell office:value-type="string" calcext:value-type="string">
            <text:p>Etxepare’s <text:span text:style-name="T24">Linguae vasconum primitiae</text:span><text:span text:style-name="T9"> (1545)</text:span></text:p>
          </table:table-cell>
          <table:table-cell office:value-type="string" calcext:value-type="string">
            <text:p><text:span text:style-name="T10">Etxepare, </text:span><text:span text:style-name="T25">Bernat. 1980 </text:span><text:span text:style-name="T26">[1545]</text:span><text:span text:style-name="T25">. </text:span><text:span text:style-name="T27">Linguae vasconum primitiae</text:span><text:span text:style-name="T2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Yzterbegui duyen oro nitan </text:span><text:span text:style-name="T7">vedi gaztiga</text:span></text:p>
          </table:table-cell>
          <table:table-cell office:value-type="string" calcext:value-type="string">
            <text:p>Etxepare’s <text:span text:style-name="T24">Linguae vasconum primitiae</text:span><text:span text:style-name="T9"> (1545)</text:span></text:p>
          </table:table-cell>
          <table:table-cell office:value-type="string" calcext:value-type="string">
            <text:p><text:span text:style-name="T10">Etxepare, </text:span><text:span text:style-name="T25">Bernat. 1980 </text:span><text:span text:style-name="T26">[1545]</text:span><text:span text:style-name="T25">. </text:span><text:span text:style-name="T27">Linguae vasconum primitiae</text:span><text:span text:style-name="T2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5">acusatu baguira</text:span></text:p>
          </table:table-cell>
          <table:table-cell office:value-type="string" calcext:value-type="string">
            <text:p>Etxepare’s <text:span text:style-name="T24">Linguae vasconum primitiae</text:span><text:span text:style-name="T9"> (1545)</text:span></text:p>
          </table:table-cell>
          <table:table-cell office:value-type="string" calcext:value-type="string">
            <text:p><text:span text:style-name="T10">Etxepare, </text:span><text:span text:style-name="T25">Bernat. 1980 </text:span><text:span text:style-name="T26">[1545]</text:span><text:span text:style-name="T25">. </text:span><text:span text:style-name="T27">Linguae vasconum primitiae</text:span><text:span text:style-name="T2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5">fundatu den</text:span> eliça</text:p>
          </table:table-cell>
          <table:table-cell office:value-type="string" calcext:value-type="string">
            <text:p>Etxepare’s <text:span text:style-name="T24">Linguae vasconum primitiae</text:span><text:span text:style-name="T9"> (1545)</text:span></text:p>
          </table:table-cell>
          <table:table-cell office:value-type="string" calcext:value-type="string">
            <text:p><text:span text:style-name="T10">Etxepare, </text:span><text:span text:style-name="T25">Bernat. 1980 </text:span><text:span text:style-name="T26">[1545]</text:span><text:span text:style-name="T25">. </text:span><text:span text:style-name="T27">Linguae vasconum primitiae</text:span><text:span text:style-name="T2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rhit adi orduyan nola <text:span text:style-name="T5">yçan redemitu</text:span> haren odol saynduyaz</text:p>
          </table:table-cell>
          <table:table-cell office:value-type="string" calcext:value-type="string">
            <text:p>Etxepare’s <text:span text:style-name="T24">Linguae vasconum primitiae</text:span><text:span text:style-name="T9"> (1545)</text:span></text:p>
          </table:table-cell>
          <table:table-cell office:value-type="string" calcext:value-type="string">
            <text:p><text:span text:style-name="T10">Etxepare, </text:span><text:span text:style-name="T25">Bernat. 1980 </text:span><text:span text:style-name="T26">[1545]</text:span><text:span text:style-name="T25">. </text:span><text:span text:style-name="T27">Linguae vasconum primitiae</text:span><text:span text:style-name="T2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uscaldunac mundu orotan <text:span text:style-name="T5">preciatu ciraden</text:span></text:p>
          </table:table-cell>
          <table:table-cell office:value-type="string" calcext:value-type="string">
            <text:p>Etxepare’s <text:span text:style-name="T24">Linguae vasconum primitiae</text:span><text:span text:style-name="T9"> (1545)</text:span></text:p>
          </table:table-cell>
          <table:table-cell office:value-type="string" calcext:value-type="string">
            <text:p><text:span text:style-name="T10">Etxepare, </text:span><text:span text:style-name="T25">Bernat. 1980 </text:span><text:span text:style-name="T26">[1545]</text:span><text:span text:style-name="T25">. </text:span><text:span text:style-name="T27">Linguae vasconum primitiae</text:span><text:span text:style-name="T2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ala eguin vadaçagu <text:span text:style-name="T5">ohoratu guirate</text:span></text:p>
          </table:table-cell>
          <table:table-cell office:value-type="string" calcext:value-type="string">
            <text:p>Etxepare’s <text:span text:style-name="T24">Linguae vasconum primitiae</text:span><text:span text:style-name="T9"> (1545)</text:span></text:p>
          </table:table-cell>
          <table:table-cell office:value-type="string" calcext:value-type="string">
            <text:p><text:span text:style-name="T10">Etxepare, </text:span><text:span text:style-name="T25">Bernat. 1980 </text:span><text:span text:style-name="T26">[1545]</text:span><text:span text:style-name="T25">. </text:span><text:span text:style-name="T27">Linguae vasconum primitiae</text:span><text:span text:style-name="T2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4">izan </text:span><text:span text:style-name="T9">+ -</text:span><text:span text:style-name="T24">te</text:span><text:span text:style-name="T9">/-</text:span><text:span text:style-name="T24">ke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5">cinhexi çaten</text:span></text:p>
          </table:table-cell>
          <table:table-cell office:value-type="string" calcext:value-type="string">
            <text:p>Etxepare’s <text:span text:style-name="T24">Linguae vasconum primitiae</text:span><text:span text:style-name="T9"> (1545)</text:span></text:p>
          </table:table-cell>
          <table:table-cell office:value-type="string" calcext:value-type="string">
            <text:p><text:span text:style-name="T10">Etxepare, </text:span><text:span text:style-name="T25">Bernat. 1980 </text:span><text:span text:style-name="T26">[1545]</text:span><text:span text:style-name="T25">. </text:span><text:span text:style-name="T27">Linguae vasconum primitiae</text:span><text:span text:style-name="T28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4">izan </text:span><text:span text:style-name="T9">+ -</text:span><text:span text:style-name="T24">te</text:span><text:span text:style-name="T9">/-</text:span><text:span text:style-name="T24">ke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Iltean il ninçan, da <text:span text:style-name="T5">aztu ninçan</text:span></text:p>
          </table:table-cell>
          <table:table-cell office:value-type="string" calcext:value-type="string">
            <text:p>Landuchio’s <text:span text:style-name="T24">Dictionarium linguae cantabricae</text:span> (1562)</text:p>
          </table:table-cell>
          <table:table-cell office:value-type="string" calcext:value-type="string">
            <text:p>Landuchio, Nicolao. 1958 [1562]. <text:span text:style-name="T2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8">Iltean </text:span><text:span text:style-name="T5">il ninçan</text:span><text:span text:style-name="T8">, da aztu ninçan</text:span></text:p>
          </table:table-cell>
          <table:table-cell office:value-type="string" calcext:value-type="string">
            <text:p>Landuchio’s <text:span text:style-name="T24">Dictionarium linguae cantabricae</text:span> (1562)</text:p>
          </table:table-cell>
          <table:table-cell office:value-type="string" calcext:value-type="string">
            <text:p>Landuchio, Nicolao. 1958 [1562]. <text:span text:style-name="T24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Inchoat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5">egiciriq</text:span> <text:span text:style-name="T9">[…]</text:span> munduac <text:span text:style-name="T8">edequiric</text:span> <text:span text:style-name="T9">[…]</text:span> haydeac eta adisquideac urte gutis <text:span text:style-name="T8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2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8">egiciriq</text:span> <text:span text:style-name="T9">[…]</text:span> munduac <text:span text:style-name="T5">edequiric</text:span> <text:span text:style-name="T9">[…]</text:span> haydeac eta adisquideac urte gutis <text:span text:style-name="T8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2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8">egiciriq</text:span> <text:span text:style-name="T9">[…]</text:span> munduac <text:span text:style-name="T8">edequiric</text:span> <text:span text:style-name="T9">[…]</text:span> haydeac eta adisquideac urte gutis <text:span text:style-name="T5">acenduric</text:span></text:p>
          </table:table-cell>
          <table:table-cell office:value-type="string" calcext:value-type="string">
            <text:p>Amendux’s dirge (1564)</text:p>
          </table:table-cell>
          <table:table-cell office:value-type="string" calcext:value-type="string">
            <text:p>Mitxelena, Koldo. 1990. <text:span text:style-name="T24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Harc bada aitzinetic amáz <text:span text:style-name="T5">instruitu içanic</text:span>, Indac hemen platean Ioannes Baptistaren buruä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<text:span text:style-name="T5">Batheyatzen ciraden</text:span> harẽnganic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Dohatsu dirade iustitiagatic </text:span><text:span text:style-name="T7">persecutatzen diradenac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Ni </text:span><text:span text:style-name="T7">batheyaturen naicén </text:span><text:span text:style-name="T6">baptismoaz </text:span><text:span text:style-name="T7">batheyaturen baçarete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Ni </text:span><text:span text:style-name="T7">batheyaturen naicén </text:span><text:span text:style-name="T6">baptismoaz </text:span><text:span text:style-name="T7">batheyaturen baçarete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0">Parti nadinean Espaigniarát, ethorriren naiz çuetara : ecen sperança dut iragaitean ikussiren çaituztedala, eta </text:span><text:span text:style-name="T11">çueçaz</text:span><text:span text:style-name="T12"> </text:span><text:span text:style-name="T10">hara </text:span><text:span text:style-name="T12">guidaturen naicela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3">Eramã cedin </text:span><text:span text:style-name="T11">Spirituaz</text:span><text:span text:style-name="T12"> </text:span><text:span text:style-name="T10">desertura, deabru</text:span><text:span text:style-name="T11">az</text:span><text:span text:style-name="T12"> </text:span><text:span text:style-name="T10">tenta ledinçát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Munduaren fundacionetic <text:span text:style-name="T5">preparatu çaiçuen</text:span> resumá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Haur gucia eguin içan da Prophetáz <text:span text:style-name="T5">erran cena</text:span> compli ledinçát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auça guciac niri neure Aitaz <text:span text:style-name="T5">eman çaizquit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hunela <text:span text:style-name="T5">scribatua duc</text:span> Prophetáz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ne alaba <text:span text:style-name="T5">duc</text:span> deabruaz gaizqui <text:span text:style-name="T5">tormentatua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uero iguzquia goratu eta <text:span text:style-name="T5">erre içan dirade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haourtchoac <text:span text:style-name="T5">presentatu içan çaizcan</text:span> escuac gainean eçar litzençat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Orduan compli cedin Hieremias prophetáz <text:span text:style-name="T5">erran içan cena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Deabrua campora <text:span text:style-name="T5">egotzi içan cenean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Babylonerát <text:span text:style-name="T5">eraman içan ciraden</text:span> ondoan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Cein <text:span text:style-name="T5">c</text:span><text:span text:style-name="T14">õcebitu içan baita</text:span><text:span text:style-name="T15"> Spiritu sainduaganic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5">Iustificatu içan da</text:span> sapientiá bere haourréz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Çuhurretaric diligentqui <text:span text:style-name="T5">informatu içan cen</text:span> demboraren araura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Passive (past/plusquamperfect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8">Haur gucia eguin içan da Prophetáz erran cena </text:span><text:span text:style-name="T5">compli ledinçát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Impersonal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6">Cerçaz </text:span><text:span text:style-name="T17">veztituren gara</text:span><text:span text:style-name="T18">?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6">Çuec-ere campotic guiçoney </text:span><text:span text:style-name="T17">eracusten çarete </text:span><text:span text:style-name="T16">iusto, baina barnean hypocrisiaz eta iniquitatez betheac çarete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Ecen eure hitzetaric <text:span text:style-name="T5">iustificaturen aiz</text:span></text:p>
          </table:table-cell>
          <table:table-cell table:style-name="ce7" office:value-type="string" calcext:value-type="string">
            <text:p><text:span text:style-name="T9">Leizarraga’s </text:span>Testamentu Berria<text:span text:style-name="T9"> (1571)</text:span></text:p>
          </table:table-cell>
          <table:table-cell table:style-name="ce9" office:value-type="string" calcext:value-type="string">
            <text:p><text:span text:style-name="T29">Leizarraga, Joanes. 1990 </text:span><text:span text:style-name="T26">[</text:span><text:span text:style-name="T25">1571</text:span><text:span text:style-name="T26">]</text:span><text:span text:style-name="T25">. </text:span><text:span text:style-name="T27">Iesus Christ gure iaunaren testamentu berria, Othoitza ecclesiasticoen forma,Catechismea, Kalendrera, ABC edo christinoen instructionea</text:span><text:span text:style-name="T28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Sinistetandot <text:span text:style-name="T9">[…]</text:span> gueure Iaunag<text:span text:style-name="T15">â, zeyna </text:span><text:span text:style-name="T19">izançan concebidua</text:span><text:span text:style-name="T15"> Espiritu Santuen obraz</text:span></text:p>
          </table:table-cell>
          <table:table-cell table:style-name="ce7" office:value-type="string" calcext:value-type="string">
            <text:p><text:span text:style-name="T9">Betolatza’s </text:span>Doctrina christiana<text:span text:style-name="T9"> (1596)</text:span></text:p>
          </table:table-cell>
          <table:table-cell table:style-name="ce12" office:value-type="string" calcext:value-type="string">
            <text:p><text:span text:style-name="T10">Arana-Martija, Jose A. 1986. </text:span><text:span text:style-name="T30">Betolazaren “Doctrina christiana”. </text:span><text:span text:style-name="T31">Euskera</text:span><text:span text:style-name="T30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(<text:span text:style-name="T24">k</text:span>)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5">Yzançan</text:span> <text:span text:style-name="T5">cruficicadua</text:span>, <text:span text:style-name="T5">hila</text:span> eta <text:span text:style-name="T5">sepultadua</text:span></text:p>
          </table:table-cell>
          <table:table-cell table:style-name="ce7" office:value-type="string" calcext:value-type="string">
            <text:p><text:span text:style-name="T9">Betolatza’s </text:span>Doctrina christiana<text:span text:style-name="T9"> (1596)</text:span></text:p>
          </table:table-cell>
          <table:table-cell table:style-name="ce12" office:value-type="string" calcext:value-type="string">
            <text:p><text:span text:style-name="T10">Arana-Martija, Jose A. 1986. </text:span><text:span text:style-name="T30">Betolazaren “Doctrina christiana”. </text:span><text:span text:style-name="T31">Euskera</text:span><text:span text:style-name="T30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(<text:span text:style-name="T24">k</text:span>)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5">concebidua yzançala</text:span> Espiritu Santuen obraz</text:p>
          </table:table-cell>
          <table:table-cell table:style-name="ce7" office:value-type="string" calcext:value-type="string">
            <text:p><text:span text:style-name="T9">Betolatza’s </text:span>Doctrina christiana<text:span text:style-name="T9"> (1596)</text:span></text:p>
          </table:table-cell>
          <table:table-cell table:style-name="ce12" office:value-type="string" calcext:value-type="string">
            <text:p><text:span text:style-name="T10">Arana-Martija, Jose A. 1986. </text:span><text:span text:style-name="T30">Betolazaren “Doctrina christiana”. </text:span><text:span text:style-name="T31">Euskera</text:span><text:span text:style-name="T30"> 31(2). 505-526.</text:span></text:p>
          </table:table-cell>
          <table:table-cell table:style-name="ce9" office:value-type="string" calcext:value-type="string">
            <text:p>Translation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(<text:span text:style-name="T24">k</text:span>)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Gassoto yrabacia yrachoen da <text:span text:style-name="T5">yracia</text:span></text:p>
          </table:table-cell>
          <table:table-cell table:style-name="ce7" office:value-type="string" calcext:value-type="string">
            <text:p>Refranes y sentencias<text:span text:style-name="T9"> (1596)</text:span></text:p>
          </table:table-cell>
          <table:table-cell table:style-name="ce10" office:value-type="string" calcext:value-type="string">
            <text:p><text:span text:style-name="T32">Lakarra, Joseba A. 1996. </text:span><text:span text:style-name="T33">Refranes y sentencias (1596): Ikerketak eta edizioa</text:span><text:span text:style-name="T3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<text:span text:style-name="T16">Edo eguiaz nay guzurraz, </text:span><text:span text:style-name="T17">elicatuco nays</text:span></text:p>
          </table:table-cell>
          <table:table-cell table:style-name="ce7" office:value-type="string" calcext:value-type="string">
            <text:p>Refranes y sentencias<text:span text:style-name="T9"> (1596)</text:span></text:p>
          </table:table-cell>
          <table:table-cell table:style-name="ce10" office:value-type="string" calcext:value-type="string">
            <text:p><text:span text:style-name="T32">Lakarra, Joseba A. 1996. </text:span><text:span text:style-name="T33">Refranes y sentencias (1596): Ikerketak eta edizioa</text:span><text:span text:style-name="T32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Jayncoa laudatu dela gure errian espaytugu pendenciaric eliçaco gauzaetan baycicaçarrenac çarraynchu Eta </text:span><text:span text:style-name="T7">ofraçen baicara</text:span><text:span text:style-name="T6">.</text:span></text:p>
          </table:table-cell>
          <table:table-cell office:value-type="string" calcext:value-type="string">
            <text:p>Church process (1597)</text:p>
          </table:table-cell>
          <table:table-cell office:value-type="string" calcext:value-type="string">
            <text:p>Reguero, Urtzi. 2019. <text:span text:style-name="T24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Court transcripts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5">Conçebitu ninçam</text:span> maldadeetam</text:p>
          </table:table-cell>
          <table:table-cell office:value-type="string" calcext:value-type="string">
            <text:p><text:span text:style-name="T24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24">Karmel</text:span> 166, 37<text:span text:style-name="T34">‒47.</text:span>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 çatoz, çatoz neuronen <text:span text:style-name="T5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ta goacen, ene <text:span text:style-name="T5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on-finite passive participle</text:p>
          </table:table-cell>
          <table:table-cell office:value-type="string" calcext:value-type="string">
            <text:p>[passive participle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irurren <text:span text:style-name="T5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Silvero, bada, obato <text:span text:style-name="T5">erregidu</text:span> cegati <text:span text:style-name="T5">çan</text:span>, eseco andreac aguindu eusan Silviari <text:span text:style-name="T9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Oy, Sirena, çeñaen beguioc <text:span text:style-name="T5">direan</text:span> norteagaz <text:span text:style-name="T5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<text:span text:style-name="T9">(</text:span><text:span text:style-name="T24">k</text:span><text:span text:style-name="T9">)</text:span>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egaiti <text:span text:style-name="T5">çan</text:span> utra <text:span text:style-name="T5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<text:span text:style-name="T9">(</text:span><text:span text:style-name="T24">k</text:span><text:span text:style-name="T9">)</text:span>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ne parteti <text:span text:style-name="T5">içango çara</text:span> justiciara <text:span text:style-name="T5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ic çu andiro laztan içana an <text:span text:style-name="T5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ospective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npora baten <text:span text:style-name="T5">içan ninçan</text:span> amore minez <text:span text:style-name="T5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(<text:span text:style-name="T24">k</text:span>)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Neure aragui gaxtoaganic <text:span text:style-name="T5">içan ninçan</text:span> ni <text:span text:style-name="T5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(<text:span text:style-name="T24">k</text:span>)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aztanagana oy <text:span text:style-name="T5">içan ninçan</text:span> us eguin baga <text:span text:style-name="T5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-<text:span text:style-name="T24">a</text:span>(<text:span text:style-name="T24">k</text:span>) + <text:span text:style-name="T24">izan</text:span> (participle) + <text:span text:style-name="T24">izan</text:span> (auxiliary)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Espilu artan <text:span text:style-name="T5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eo graciaz, çu, <text:span text:style-name="T5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24">Lazarraga eskuizkribuaren edizioa eta azterketa</text:span>, vol. 2: <text:span text:style-name="T24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<text:span text:style-name="T20">Emaztearen gaitzez </text:span><text:span text:style-name="T21">xikira zedina </text:span><text:span text:style-name="T20">adarreki </text:span><text:span text:style-name="T21">ehortz zedin</text:span></text:p>
          </table:table-cell>
          <table:table-cell table:style-name="ce8" office:value-type="string" calcext:value-type="string">
            <text:p>Oihenart’s <text:span text:style-name="T24">Euskal atsotitzak eta neurtitzak</text:span> (1657)</text:p>
          </table:table-cell>
          <table:table-cell table:style-name="ce11" office:value-type="string" calcext:value-type="string">
            <text:p><text:span text:style-name="T35">Oihenart, Arnaud. 2003 </text:span><text:span text:style-name="T36">[1657]</text:span><text:span text:style-name="T35">. </text:span><text:span text:style-name="T37">Euskal atsotitzak eta neurtitzak</text:span><text:span text:style-name="T3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style-name="ce13" table:number-columns-repeated="16375"/>
        </table:table-row>
        <table:table-row table:style-name="ro1">
          <table:table-cell table:style-name="ce6" office:value-type="string" calcext:value-type="string">
            <text:p><text:span text:style-name="T22">Emaztearen gaitzez </text:span><text:span text:style-name="T23">xikira zedina </text:span><text:span text:style-name="T22">adarreki </text:span><text:span text:style-name="T23">ehortz zedin</text:span></text:p>
          </table:table-cell>
          <table:table-cell table:style-name="ce8" office:value-type="string" calcext:value-type="string">
            <text:p>Oihenart’s <text:span text:style-name="T24">Euskal atsotitzak eta neurtitzak</text:span> (1657)</text:p>
          </table:table-cell>
          <table:table-cell office:value-type="string" calcext:value-type="string">
            <text:p><text:span text:style-name="T29">Oihenart, Arnaud. 2003 </text:span><text:span text:style-name="T26">[1657]</text:span><text:span text:style-name="T25">. </text:span><text:span text:style-name="T27">Euskal atsotitzak eta neurtitzak</text:span><text:span text:style-name="T2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style-name="ce13"/>
          <table:table-cell table:number-columns-repeated="16374"/>
        </table:table-row>
        <table:table-row table:style-name="ro1">
          <table:table-cell table:style-name="ce2" office:value-type="string" calcext:value-type="string">
            <text:p><text:span text:style-name="T6">Hil adi, </text:span><text:span text:style-name="T7">alaba aite</text:span></text:p>
          </table:table-cell>
          <table:table-cell table:style-name="ce8" office:value-type="string" calcext:value-type="string">
            <text:p>Oihenart’s <text:span text:style-name="T24">Euskal atsotitzak eta neurtitzak</text:span> (1657)</text:p>
          </table:table-cell>
          <table:table-cell office:value-type="string" calcext:value-type="string">
            <text:p><text:span text:style-name="T29">Oihenart, Arnaud. 2003 </text:span><text:span text:style-name="T26">[1657]</text:span><text:span text:style-name="T25">. </text:span><text:span text:style-name="T27">Euskal atsotitzak eta neurtitzak</text:span><text:span text:style-name="T2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6">Aberatsi nahi zena urthe bitan, </text:span><text:span text:style-name="T7">urkha zedin </text:span><text:span text:style-name="T6">urtherditan</text:span></text:p>
          </table:table-cell>
          <table:table-cell table:style-name="ce8" office:value-type="string" calcext:value-type="string">
            <text:p>Oihenart’s <text:span text:style-name="T24">Euskal atsotitzak eta neurtitzak</text:span> (1657)</text:p>
          </table:table-cell>
          <table:table-cell office:value-type="string" calcext:value-type="string">
            <text:p><text:span text:style-name="T29">Oihenart, Arnaud. 2003 </text:span><text:span text:style-name="T26">[1657]</text:span><text:span text:style-name="T25">. </text:span><text:span text:style-name="T27">Euskal atsotitzak eta neurtitzak</text:span><text:span text:style-name="T2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Urrunera dohena ezkontzera, edo <text:span text:style-name="T5">da enganatu</text:span> edo doha enganatzera</text:p>
          </table:table-cell>
          <table:table-cell table:style-name="ce8" office:value-type="string" calcext:value-type="string">
            <text:p>Oihenart’s <text:span text:style-name="T24">Euskal atsotitzak eta neurtitzak</text:span> (1657)</text:p>
          </table:table-cell>
          <table:table-cell office:value-type="string" calcext:value-type="string">
            <text:p><text:span text:style-name="T29">Oihenart, Arnaud. 2003 </text:span><text:span text:style-name="T26">[1657]</text:span><text:span text:style-name="T25">. </text:span><text:span text:style-name="T27">Euskal atsotitzak eta neurtitzak</text:span><text:span text:style-name="T2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Zaharo zeno zeren <text:span text:style-name="T5">etzen xuxentu</text:span> da zuhatza makur azkentu</text:p>
          </table:table-cell>
          <table:table-cell table:style-name="ce8" office:value-type="string" calcext:value-type="string">
            <text:p>Oihenart’s <text:span text:style-name="T24">Euskal atsotitzak eta neurtitzak</text:span> (1657)</text:p>
          </table:table-cell>
          <table:table-cell office:value-type="string" calcext:value-type="string">
            <text:p><text:span text:style-name="T29">Oihenart, Arnaud. 2003 </text:span><text:span text:style-name="T26">[1657]</text:span><text:span text:style-name="T25">. </text:span><text:span text:style-name="T27">Euskal atsotitzak eta neurtitzak</text:span><text:span text:style-name="T2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ast participle + <text:span text:style-name="T24">izan</text:span>]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<text:span text:style-name="T5">Eztate</text:span> ungi <text:span text:style-name="T5">zerbitzatu</text:span> bere mainatareki nahi duena dostatu</text:p>
          </table:table-cell>
          <table:table-cell table:style-name="ce8" office:value-type="string" calcext:value-type="string">
            <text:p>Oihenart’s <text:span text:style-name="T24">Euskal atsotitzak eta neurtitzak</text:span> (1657)</text:p>
          </table:table-cell>
          <table:table-cell office:value-type="string" calcext:value-type="string">
            <text:p><text:span text:style-name="T29">Oihenart, Arnaud. 2003 </text:span><text:span text:style-name="T26">[1657]</text:span><text:span text:style-name="T25">. </text:span><text:span text:style-name="T27">Euskal atsotitzak eta neurtitzak</text:span><text:span text:style-name="T28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office:value-type="string" calcext:value-type="string">
            <text:p>Passive (future)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present participle + <text:span text:style-name="T24">izan </text:span><text:span text:style-name="T9">+ -</text:span><text:span text:style-name="T24">te</text:span><text:span text:style-name="T9">/-</text:span><text:span text:style-name="T24">ke</text:span>]</text:p>
          </table:table-cell>
          <table:table-cell table:number-columns-repeated="16375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5">begira adi</text:span> nola asaiet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35">Oihenart, Arnaud. 2003 </text:span><text:span text:style-name="T36">[1657]</text:span><text:span text:style-name="T35">. </text:span><text:span text:style-name="T37">Euskal atsotitzak eta neurtitzak</text:span><text:span text:style-name="T3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style-name="ce13" table:number-columns-repeated="16375"/>
        </table:table-row>
        <table:table-row table:style-name="ro1">
          <table:table-cell table:style-name="ce21" office:value-type="string" calcext:value-type="string">
            <text:p>Bere onak eztituena urrikari, <text:span text:style-name="T5">gomenda bedi</text:span> urte gaitzari</text:p>
          </table:table-cell>
          <table:table-cell table:style-name="ce8" office:value-type="string" calcext:value-type="string">
            <text:p>Oihenart’s Euskal atsotitzak eta neurtitzak (1657)</text:p>
          </table:table-cell>
          <table:table-cell office:value-type="string" calcext:value-type="string">
            <text:p><text:span text:style-name="T35">Oihenart, Arnaud. 2003 </text:span><text:span text:style-name="T36">[1657]</text:span><text:span text:style-name="T35">. </text:span><text:span text:style-name="T37">Euskal atsotitzak eta neurtitzak</text:span><text:span text:style-name="T38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Eastern Basque</text:p>
          </table:table-cell>
          <table:table-cell table:style-name="ce13" office:value-type="string" calcext:value-type="string">
            <text:p>Reflexive</text:p>
          </table:table-cell>
          <table:table-cell office:value-type="string" calcext:value-type="string">
            <text:p>Detransitivization</text:p>
          </table:table-cell>
          <table:table-cell office:value-type="string" calcext:value-type="string">
            <text:p>[verb root + *<text:span text:style-name="T24">edin</text:span>]</text:p>
          </table:table-cell>
          <table:table-cell table:style-name="ce13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(continue collecting examples from Mounole (2011: 269)</text:p>
          </table:table-cell>
          <table:table-cell table:number-columns-repeated="16383"/>
        </table:table-row>
        <table:table-row table:style-name="ro1" table:number-rows-repeated="10485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09-04T13:48:47.777000000</dc:date>
    <meta:editing-duration>PT6H43M11S</meta:editing-duration>
    <meta:editing-cycles>100</meta:editing-cycles>
    <meta:generator>LibreOffice/7.5.2.2$Windows_X86_64 LibreOffice_project/53bb9681a964705cf672590721dbc85eb4d0c3a2</meta:generator>
    <meta:document-statistic meta:table-count="1" meta:cell-count="622" meta:object-count="0"/>
  </office:meta>
</office:document-meta>
</file>